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3"/>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2898in" fo:text-indent="-0.25in" fo:margin-left="0.2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398in" fo:text-indent="-0.25in" fo:margin-left="2.539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text:span text:style-name="T1">Spiketimes Data</text:span>: </text:p>
      <text:p text:style-name="Standard">obtained from a recording where a natural movie was shown once, for 29 seconds. </text:p>
      <text:p text:style-name="Standard"/>
      <text:p text:style-name="Standard"><text:span text:style-name="T1">Introduction of Jitter:</text:span> </text:p>
      <text:p text:style-name="Standard">A range of sigma values, [0.0005 1e-3 2e-3 5e-3 10e-3] was used with the following command to create “jitter:” jitter = normrnd(mu,sigma,[1,numSpikes]). Since there were 30 repetitions in the original experiment, the synthesized data was created in this manner also. Thus, the jitter values were generated 30 times and then serially added to the original spikes to create imprecision in the spike train. </text:p>
      <text:p text:style-name="Standard"/>
      <text:p text:style-name="P2">Cross Correlation</text:p>
      <text:p text:style-name="P3">Data was binned in 5ms bins. Cross correlation was performed between every possible pair combination. Mean of cross correlations was taken and plotted.</text:p>
      <text:p text:style-name="P3"/>
      <text:p text:style-name="P3">Cross correlation along large range of sigmas</text:p>
      <text:list xml:id="list1903707409" text:style-name="L2">
        <text:list-item>
          <text:p text:style-name="P4">50 repeats</text:p>
        </text:list-item>
        <text:list-item>
          <text:p text:style-name="P4">sigmaValues: 1e-3*([0 0.5 1 5 10 50 100 500 1000 2000 5000 10000 30000 100000]);</text:p>
        </text:list-item>
        <text:list-item>
          <text:p text:style-name="P4">binning for cross correlation: 0.001 seconds</text:p>
        </text:list-item>
      </text:list>
      <text:p text:style-name="P3"/>
      <text:p text:style-name="P3">Cross correlation along sensible range of sigmas</text:p>
      <text:list xml:id="list177060307" text:style-name="L3">
        <text:list-item>
          <text:p text:style-name="P5"><text:span text:style-name="T2">sigmaValues = 1e-3*([0.5:0.5:10]);</text:span></text:p>
        </text:list-item>
      </text:list>
      <text:p text:style-name="Standard"><text:span text:style-name="T2"/></text:p>
      <text:p text:style-name="Standard"><text:span text:style-name="T2"/></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Jones</meta:initial-creator>
    <meta:creation-date>2012-09-20T10:44:23</meta:creation-date>
    <dc:date>2012-10-10T12:07:33</dc:date>
    <dc:creator>Ian Jones</dc:creator>
    <meta:editing-duration>P10DT18H26M53S</meta:editing-duration>
    <meta:editing-cycles>17</meta:editing-cycles>
    <meta:generator>LibreOffice/3.4$Unix LibreOffice_project/340m1$Build-502</meta:generator>
    <meta:document-statistic meta:table-count="0" meta:image-count="0" meta:object-count="0" meta:page-count="1" meta:paragraph-count="12" meta:word-count="151" meta:character-count="958" meta:non-whitespace-character-count="819"/>
  </office:meta>
</office:document-meta>
</file>